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00%"/>
    </style:style>
    <style:style style:name="T2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line-height="100%"/>
    </style:style>
    <style:style style:name="T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line-height="100%" fo:margin-left="0.4895in">
        <style:tab-stops/>
      </style:paragraph-properties>
    </style:style>
    <style:style style:name="T6" style:parent-style-name="Fonteparág.padrão" style:family="text">
      <style:text-properties fo:font-size="12pt" style:font-size-asian="12pt" style:font-size-complex="12pt"/>
    </style:style>
    <style:style style:name="T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" style:parent-style-name="Standard" style:family="paragraph">
      <style:paragraph-properties fo:text-align="justify" fo:line-height="100%">
        <style:tab-stops>
          <style:tab-stop style:type="left" style:position="1.0465in"/>
        </style:tab-stops>
      </style:paragraph-properties>
    </style:style>
    <style:style style:name="T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text-align="justify" fo:line-height="100%" fo:margin-left="0.4916in">
        <style:tab-stops>
          <style:tab-stop style:type="left" style:position="1.0465in"/>
        </style:tab-stops>
      </style:paragraph-properties>
    </style:style>
    <style:style style:name="T11" style:parent-style-name="Fonteparág.padrão" style:family="text">
      <style:text-properties fo:font-size="12pt" style:font-size-asian="12pt" style:font-size-complex="12pt"/>
    </style:style>
    <style:style style:name="T12" style:parent-style-name="Fonteparág.padrão" style:family="text">
      <style:text-properties fo:font-size="12pt" style:font-size-asian="12pt" style:font-size-complex="12pt"/>
    </style:style>
    <style:style style:name="T13" style:parent-style-name="Fonteparág.padrão" style:family="text">
      <style:text-properties fo:font-size="12pt" style:font-size-asian="12pt" style:font-size-complex="12pt"/>
    </style:style>
    <style:style style:name="P14" style:parent-style-name="Standard" style:family="paragraph">
      <style:paragraph-properties fo:line-height="100%"/>
    </style:style>
    <style:style style:name="T1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line-height="100%" fo:margin-left="0.4895in">
        <style:tab-stops/>
      </style:paragraph-properties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T18" style:parent-style-name="Fonteparág.padrão" style:family="text">
      <style:text-properties fo:font-size="12pt" style:font-size-asian="12pt" style:font-size-complex="12pt"/>
    </style:style>
    <style:style style:name="P19" style:parent-style-name="Standard" style:family="paragraph">
      <style:paragraph-properties fo:text-align="justify" fo:line-height="100%"/>
    </style:style>
    <style:style style:name="T2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1" style:parent-style-name="Standard" style:family="paragraph">
      <style:paragraph-properties fo:text-align="justify" fo:line-height="100%"/>
    </style:style>
    <style:style style:name="T22" style:parent-style-name="Fonteparág.padrã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RF4 – Inativação dos dados do cliente.</text:span></text:p>
      <text:p text:style-name="P3"><text:span text:style-name="T4">Descrição:</text:span></text:p>
      <text:p text:style-name="P5"><text:span text:style-name="T6">Com a tela de pesquisa aberta o usuário escolhe a opção<text:s/></text:span><text:span text:style-name="T7">Inativar cliente.</text:span></text:p>
      <text:p text:style-name="P8"><text:span text:style-name="T9">Entrada:</text:span></text:p>
      <text:p text:style-name="P10"><text:span text:style-name="T11">Código</text:span><text:span text:style-name="T12"><text:s/></text:span><text:span text:style-name="T13"><text:s/>cliente.</text:span></text:p>
      <text:p text:style-name="P14"><text:span text:style-name="T15">Processamento:</text:span></text:p>
      <text:p text:style-name="P16"><text:span text:style-name="T17">Deve</text:span><text:span text:style-name="T18"><text:s/>ter somente um cliente selecionado.</text:span></text:p>
      <text:p text:style-name="P19"><text:span text:style-name="T20">Saída:</text:span></text:p>
      <text:p text:style-name="P21"><text:span text:style-name="T22"><text:tab/>Confirmação de inativação de dados do cli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nteparág.padrão" style:display-name="Fonte parág. padrão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Felipe Cardoso</meta:initial-creator>
    <dc:creator>Rodrigo Felipe Cardoso</dc:creator>
    <meta:creation-date>2015-09-17T18:57:00Z</meta:creation-date>
    <dc:date>2015-09-26T01:06:00Z</dc:date>
    <meta:template xlink:href="Normal" xlink:type="simple"/>
    <meta:editing-cycles>13</meta:editing-cycles>
    <meta:editing-duration>PT19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40" meta:character-count="260" meta:row-count="1" meta:non-whitespace-character-count="221"/>
  </office:meta>
</office:document-meta>
</file>